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6.561cm" svg:x="0.026cm" svg:y="3.775cm" svg:viewBox="0 0 14061 6562" svg:d="M0 3281l3281-3281M3281 0v2165M3281 2165h7499M10780 2165v-2165M10780 0l3281 3281M14061 3281l-3281 3281M10780 6562v-2165M10780 4397h-7499M3281 4397v2165M3281 6562l-3281-328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